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8cm"/>
    </style:style>
    <style:style style:name="gr5" style:family="graphic" style:parent-style-name="standard">
      <style:graphic-properties draw:stroke="none" svg:stroke-color="#000000" draw:fill="none" draw:fill-color="#ffffff" fo:min-height="1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cm" svg:height="4.6cm" svg:x="1.6cm" svg:y="1.9cm">
          <text:p text:style-name="P1">Plaster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cm" svg:height="4.6cm" svg:x="1.6cm" svg:y="11.3cm">
          <text:p text:style-name="P1">Client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2" draw:layer="layout" svg:width="3.256cm" svg:height="3.4cm" svg:x="11cm" svg:y="2.2cm">
            <text:p text:style-name="P1"><text:span text:style-name="T1">Plasterer</text:span></text:p>
            <text:p text:style-name="P1"><text:span text:style-name="T1">Appointment</text:span></text:p>
            <text:p text:style-name="P1"><text:span text:style-name="T1">Timetable</text:span></text:p>
            <text:p text:style-name="P1"><text:span text:style-name="T1">Data Stor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.256cm" svg:y1="2.2cm" svg:x2="19.2cm" svg:y2="2.2cm">
            <text:p/>
          </draw:line>
          <draw:line draw:style-name="gr2" draw:text-style-name="P1" draw:layer="layout" svg:x1="14.256cm" svg:y1="5.6cm" svg:x2="19.2cm" svg:y2="5.6cm">
            <text:p/>
          </draw:line>
        </draw:g>
        <draw:line draw:style-name="gr3" draw:text-style-name="P1" draw:layer="layout" svg:x1="10.9cm" svg:y1="4cm" svg:x2="7cm" svg:y2="4cm">
          <text:p/>
        </draw:line>
        <draw:frame draw:style-name="gr4" draw:text-style-name="P3" draw:layer="layout" svg:width="3.7cm" svg:height="2.05cm" svg:x="7.4cm" svg:y="3.35cm">
          <draw:text-box>
            <text:p text:style-name="P3"><text:span text:style-name="T2">Available Times</text:span></text:p>
            <text:p text:style-name="P3"><text:span text:style-name="T2">For appointment</text:span></text:p>
          </draw:text-box>
        </draw:frame>
        <draw:line draw:style-name="gr3" draw:text-style-name="P1" draw:layer="layout" svg:x1="4cm" svg:y1="6.6cm" svg:x2="4cm" svg:y2="11cm">
          <text:p/>
        </draw:line>
        <draw:frame draw:style-name="gr5" draw:text-style-name="P3" draw:layer="layout" svg:width="4.3cm" svg:height="1.95cm" draw:transform="rotate (1.57987203890527) translate (2.339cm 10.8cm)">
          <draw:text-box>
            <text:p text:style-name="P3"><text:span text:style-name="T2">Appointment Time for client e.g. 14:00 at Clients Address</text:span></text:p>
          </draw:text-box>
        </draw:frame>
        <draw:line draw:style-name="gr3" draw:text-style-name="P1" draw:layer="layout" svg:x1="7.1cm" svg:y1="13.5cm" svg:x2="10.4cm" svg:y2="13.5cm">
          <text:p/>
        </draw:line>
        <draw:g>
          <draw:custom-shape draw:style-name="gr1" draw:text-style-name="P2" draw:layer="layout" svg:width="3.256cm" svg:height="3.4cm" svg:x="10.5cm" svg:y="11.7cm">
            <text:p text:style-name="P1"><text:span text:style-name="T1">Client </text:span></text:p>
            <text:p text:style-name="P1"><text:span text:style-name="T1">Calendar </text:span></text:p>
            <text:p text:style-name="P1"><text:span text:style-name="T1">Data </text:span></text:p>
            <text:p text:style-name="P1"><text:span text:style-name="T1">Stor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756cm" svg:y1="11.7cm" svg:x2="18.7cm" svg:y2="11.7cm">
            <text:p/>
          </draw:line>
          <draw:line draw:style-name="gr2" draw:text-style-name="P1" draw:layer="layout" svg:x1="13.756cm" svg:y1="15.1cm" svg:x2="18.7cm" svg:y2="15.1cm">
            <text:p/>
          </draw:line>
        </draw:g>
        <draw:frame draw:style-name="gr5" draw:text-style-name="P3" draw:layer="layout" svg:width="3.255cm" svg:height="2.621cm" draw:transform="rotate (-0.00872664625997135) translate (7.023cm 10.8cm)">
          <draw:text-box>
            <text:p text:style-name="P3"><text:span text:style-name="T2">Appointment Time for client e.g. 14:00 at Clients Addr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3:11:36.291000000</meta:creation-date>
    <dc:date>2014-10-02T13:21:41.816000000</dc:date>
    <meta:editing-duration>PT7M37S</meta:editing-duration>
    <meta:editing-cycles>11</meta:editing-cycles>
    <meta:generator>LibreOffice/4.2.5.2$Windows_x86 LibreOffice_project/61cb170a04bb1f12e77c884eab9192be736ec5f5</meta:generator>
    <meta:document-statistic meta:object-count="16"/>
  </office:meta>
</office:document-meta>
</file>